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f5d21"/>
    </style:style>
    <style:style style:name="P2" style:family="paragraph" style:parent-style-name="Standard">
      <style:text-properties officeooo:paragraph-rsid="001f5d21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f5d21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f5d21"/>
    </style:style>
    <style:style style:name="P12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officeooo:paragraph-rsid="001f5d21" style:font-size-asian="12pt" style:font-weight-asian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21" style:family="paragraph" style:parent-style-name="Standard">
      <style:paragraph-properties fo:margin-left="0cm" fo:margin-right="0.589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T1" style:family="text">
      <style:text-properties fo:color="#000000" style:font-name="TimesNewRomanPSMT" fo:font-size="12pt" fo:font-weight="bold" style:font-size-asian="12pt" style:font-weight-asian="bold"/>
    </style:style>
    <style:style style:name="T2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3" style:family="text">
      <style:text-properties fo:color="#000000" style:font-name="TimesNewRomanPSMT" fo:font-size="12pt" fo:font-weight="bold" officeooo:rsid="001f5d21" style:font-size-asian="12pt" style:font-weight-asian="bold"/>
    </style:style>
    <style:style style:name="T4" style:family="text">
      <style:text-properties fo:color="#000000" style:font-name="TimesNewRomanPSMT" fo:font-size="12pt" fo:font-weight="normal" style:font-size-asian="12pt" style:font-weight-asian="normal"/>
    </style:style>
    <style:style style:name="T5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6" style:family="text">
      <style:text-properties fo:color="#000000" style:font-name="TimesNewRomanPSMT" fo:font-size="8pt" fo:font-weight="normal" style:font-size-asian="8pt" style:font-weight-asian="normal"/>
    </style:style>
    <style:style style:name="T7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8" style:family="text">
      <style:text-properties fo:color="#000000" style:font-name="Times New Roman" fo:font-size="12pt" fo:font-weight="normal" style:font-size-asian="12pt" style:font-weight-asian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ichiarazione sostitutiva di certificazione </text:p>
      <text:p text:style-name="P14">(Art. 46 T.U. 28-12-2000 n.445)</text:p>
      <text:p text:style-name="P4"/>
      <text:p text:style-name="P1"><text:span text:style-name="T7">I</text:span>o sottoscritt{%= @oa %} <text:span text:style-name="T9">{%= @persona.nome %} {%= @persona.cognome %}</text:span>, codice fiscale <text:span text:style-name="T9">{%= @persona.codice_fiscale %}</text:span>,</text:p>
      <text:p text:style-name="P2"><text:span text:style-name="T10">nat{%= @oa%} a </text:span><text:span text:style-name="T11">{%= @persona.comune_nascita %}</text:span><text:span text:style-name="T10"> il </text:span><text:span text:style-name="T11">{%= @persona.data_nascita.lformat(:short) %}</text:span><text:span text:style-name="T10">, </text:span></text:p>
      <text:p text:style-name="P11"><text:span text:style-name="T4">residente a </text:span><text:span text:style-name="T2">{%= @persona.indirizzo_residenza.comune %}</text:span><text:span text:style-name="T4"> in </text:span><text:span text:style-name="T2">{%= @persona.indirizzo_residenza.to_s %}</text:span><text:span text:style-name="T5">,</text:span></text:p>
      <text:p text:style-name="P6">consapevole delle sanzioni penali, nel caso di dichiarazioni non veritiere, di formazione o uso di atti falsi, richiamate dall'art.76 del D.P.R. 445 del 28 Dicembre 2000</text:p>
      <text:p text:style-name="P5"/>
      <text:p text:style-name="P5"/>
      <text:p text:style-name="P3"><text:span text:style-name="T1">DICHIAR</text:span><text:span text:style-name="T3">O</text:span></text:p>
      <text:p text:style-name="P4"/>
      <text:p text:style-name="P4"/>
      <text:p text:style-name="P21">che l'ammontare del proprio reddito complessivo nell'anno <text:s/>. . . . . . . . <text:s/>è stato di € . . . . . . . . . . . . . . . <text:s text:c="2"/>e <text:s/>la denuncia <text:s/>è <text:s/>stata presentata presso . . . . . . . . . . . . . . . . . . . . . . . . . . . . . . . . . . . . . . . . . . . . . . . . </text:p>
      <text:p text:style-name="P7"/>
      <text:p text:style-name="P6"/>
      <text:p text:style-name="P16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12"/>
      <text:p text:style-name="P5"/>
      <text:p text:style-name="P10"><text:span text:style-name="T5">……………………………, <text:s/></text:span><text:span text:style-name="T8">li <text:s/>{%= @data %}</text:span></text:p>
      <text:p text:style-name="P9"><text:span text:style-name="T4"><text:s text:c="18"/></text:span><text:span text:style-name="T6">(luogo)</text:span></text:p>
      <text:p text:style-name="P9"/>
      <text:p text:style-name="P9"/>
      <text:p text:style-name="P9"/>
      <text:p text:style-name="P18"/>
      <text:p text:style-name="P17"><text:tab/>………………………………</text:p>
      <text:p text:style-name="P8"/>
      <text:p text:style-name="P8"><text:tab/>(firma non autenticata)</text:p>
      <text:p text:style-name="P4"/>
      <text:p text:style-name="P20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creation-date>2015-09-29T10:03:50.946688000</meta:creation-date>
    <meta:editing-cycles>2</meta:editing-cycles>
    <meta:editing-duration>PT9S</meta:editing-duration>
    <dc:date>2015-09-29T10:03:52.651327000</dc:date>
    <meta:document-statistic meta:table-count="0" meta:image-count="0" meta:object-count="0" meta:page-count="1" meta:paragraph-count="14" meta:word-count="247" meta:character-count="1457" meta:non-whitespace-character-count="1184"/>
  </office:meta>
</office:document-meta>
</file>